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5cm" table:align="left" style:writing-mode="lr-tb"/>
    </style:style>
    <style:style style:name="Table1.A" style:family="table-column">
      <style:table-column-properties style:column-width="4.302cm"/>
    </style:style>
    <style:style style:name="Table1.B" style:family="table-column">
      <style:table-column-properties style:column-width="8.135cm"/>
    </style:style>
    <style:style style:name="Table1.C" style:family="table-column">
      <style:table-column-properties style:column-width="2.563cm"/>
    </style:style>
    <style:style style:name="Table1.1" style:family="table-row">
      <style:table-row-properties style:min-row-height="0.549cm"/>
    </style:style>
    <style:style style:name="Table1.A1" style:family="table-cell">
      <style:table-cell-properties style:vertical-align="middle" fo:padding="0.049cm" fo:border="none"/>
    </style:style>
    <style:style style:name="P1" style:family="paragraph" style:parent-style-name="SBC_3a_title_3a_1">
      <style:text-properties officeooo:rsid="000402be" officeooo:paragraph-rsid="000402be"/>
    </style:style>
    <style:style style:name="P2" style:family="paragraph" style:parent-style-name="SBC_3a_title_3a_1">
      <style:text-properties officeooo:rsid="0005f406" officeooo:paragraph-rsid="0005f406"/>
    </style:style>
    <style:style style:name="P3" style:family="paragraph" style:parent-style-name="SBC_3a_title_3a_1">
      <style:text-properties officeooo:rsid="0009c5c4" officeooo:paragraph-rsid="0009c5c4"/>
    </style:style>
    <style:style style:name="P4" style:family="paragraph" style:parent-style-name="SBC_3a_title_3a_1">
      <style:text-properties officeooo:rsid="001bcfad" officeooo:paragraph-rsid="001bcfad"/>
    </style:style>
    <style:style style:name="P5" style:family="paragraph" style:parent-style-name="SBC_3a_title" style:master-page-name="Standard">
      <style:paragraph-properties style:page-number="auto"/>
    </style:style>
    <style:style style:name="P6" style:family="paragraph" style:parent-style-name="SBC_3a_paragraph_3a_first">
      <style:text-properties officeooo:paragraph-rsid="000402be"/>
    </style:style>
    <style:style style:name="P7" style:family="paragraph" style:parent-style-name="SBC_3a_paragraph_3a_first">
      <style:text-properties officeooo:paragraph-rsid="001d1212"/>
    </style:style>
    <style:style style:name="P8" style:family="paragraph" style:parent-style-name="Table_20_Contents">
      <style:paragraph-properties fo:text-align="center" style:justify-single-word="false"/>
      <style:text-properties style:font-name="Helvetica1" fo:font-size="10pt" fo:font-weight="bold" style:font-size-asian="10pt" style:font-size-complex="10pt"/>
    </style:style>
    <style:style style:name="P9" style:family="paragraph" style:parent-style-name="Table_20_Contents">
      <style:paragraph-properties fo:text-align="start" style:justify-single-word="false"/>
      <style:text-properties style:font-name="Helvetica1" fo:font-size="10pt" style:font-size-asian="10pt" style:font-size-complex="10pt"/>
    </style:style>
    <style:style style:name="P10" style:family="paragraph" style:parent-style-name="Table_20_Contents">
      <style:paragraph-properties fo:text-align="start" style:justify-single-word="false"/>
      <style:text-properties style:font-name="Helvetica1" fo:font-size="10pt" fo:font-style="italic" style:font-size-asian="10pt" style:font-style-asian="italic" style:font-size-complex="10pt" style:font-style-complex="italic"/>
    </style:style>
    <style:style style:name="P11" style:family="paragraph" style:parent-style-name="SBC_3a_paragraph">
      <style:text-properties officeooo:rsid="000a0f29" officeooo:paragraph-rsid="000a0f29"/>
    </style:style>
    <style:style style:name="P12" style:family="paragraph" style:parent-style-name="SBC_3a_paragraph">
      <style:text-properties officeooo:rsid="000a0f29" officeooo:paragraph-rsid="0012d55e"/>
    </style:style>
    <style:style style:name="P13" style:family="paragraph" style:parent-style-name="SBC_3a_paragraph">
      <style:text-properties officeooo:rsid="000b4e78" officeooo:paragraph-rsid="000b4e78"/>
    </style:style>
    <style:style style:name="P14" style:family="paragraph" style:parent-style-name="SBC_3a_paragraph">
      <style:text-properties officeooo:rsid="0016ce7e" officeooo:paragraph-rsid="0016ce7e"/>
    </style:style>
    <style:style style:name="P15" style:family="paragraph" style:parent-style-name="SBC_3a_paragraph">
      <style:text-properties officeooo:rsid="00177526" officeooo:paragraph-rsid="00177526"/>
    </style:style>
    <style:style style:name="P16" style:family="paragraph" style:parent-style-name="SBC_3a_paragraph">
      <style:text-properties officeooo:rsid="001dfff1" officeooo:paragraph-rsid="001dfff1"/>
    </style:style>
    <style:style style:name="P17" style:family="paragraph" style:parent-style-name="SBC_3a_paragraph">
      <style:text-properties officeooo:rsid="001ee71c" officeooo:paragraph-rsid="001ee71c"/>
    </style:style>
    <style:style style:name="P18" style:family="paragraph" style:parent-style-name="SBC_3a_paragraph">
      <style:text-properties officeooo:rsid="00239694" officeooo:paragraph-rsid="00267794"/>
    </style:style>
    <style:style style:name="P19" style:family="paragraph" style:parent-style-name="SBC_3a_paragraph">
      <style:paragraph-properties fo:margin-left="0cm" fo:margin-right="0cm" fo:text-indent="0cm"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pt" fo:country="BR" officeooo:rsid="0009de54"/>
    </style:style>
    <style:style style:name="T5" style:family="text">
      <style:text-properties fo:language="pt" fo:country="BR" officeooo:rsid="0005f406"/>
    </style:style>
    <style:style style:name="T6" style:family="text">
      <style:text-properties fo:language="pt" fo:country="BR" officeooo:rsid="000a0f29"/>
    </style:style>
    <style:style style:name="T7" style:family="text">
      <style:text-properties officeooo:rsid="0008949a"/>
    </style:style>
    <style:style style:name="T8" style:family="text">
      <style:text-properties officeooo:rsid="0009c5c4"/>
    </style:style>
    <style:style style:name="T9" style:family="text">
      <style:text-properties officeooo:rsid="000b4e78"/>
    </style:style>
    <style:style style:name="T10" style:family="text">
      <style:text-properties officeooo:rsid="001014a3"/>
    </style:style>
    <style:style style:name="T11" style:family="text">
      <style:text-properties officeooo:rsid="0012d55e"/>
    </style:style>
    <style:style style:name="T12" style:family="text">
      <style:text-properties officeooo:rsid="00177526"/>
    </style:style>
    <style:style style:name="T13" style:family="text">
      <style:text-properties officeooo:rsid="0019d03b"/>
    </style:style>
    <style:style style:name="T14" style:family="text">
      <style:text-properties officeooo:rsid="001bcfad"/>
    </style:style>
    <style:style style:name="T15" style:family="text">
      <style:text-properties officeooo:rsid="0020a758"/>
    </style:style>
    <style:style style:name="T16" style:family="text">
      <style:text-properties officeooo:rsid="002677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1" text:outline-level="1">Introdução</text:h>
      <text:p text:style-name="P6"><text:span text:style-name="T4">Em um sistema de processos administrativos para órgãos públicos, os processos são encaminhados de setor em setor, ao qual são submetidos a validação </text:span><text:span text:style-name="T5">e trâmites necessários para dar encaminhamento no processo </text:span><text:span text:style-name="T6">e posteriormente são encaminhados</text:span><text:span text:style-name="T5"> para o próximo setor </text:span><text:span text:style-name="T4">responsável. </text:span><text:span text:style-name="T5">Em alguns casos, o usuário que recebeu este processo, não tem o conhecimento necessário para definir para que setor deve ser encaminhado este processo. Então, e</text:span><text:span text:style-name="T4">ste artigo propõe o uso de </text:span><text:span text:style-name="T6">técnicas de</text:span><text:span text:style-name="T4"> machine learning para </text:span><text:span text:style-name="T5">ajudar</text:span><text:span text:style-name="T4"> </text:span><text:span text:style-name="T6">o usuário a definir para que setor este processo deve ser encaminhado</text:span><text:span text:style-name="T4">.</text:span></text:p>
      <text:h text:style-name="P2" text:outline-level="1">Seleção dos dados</text:h>
      <text:p text:style-name="SBC_3a_paragraph_3a_first">T<text:span text:style-name="T7">odos os dados necessários, estão disponíveis em um único banco de dados oracle, ao qual tenho acesso completo a estes dados.</text:span></text:p>
      <text:p text:style-name="P12">Como tenho conhecimento de muitos anos neste sistema, sei quais são os dados necessários e relevantes para tal tarefa, sendo assim, fiz uma consulta no banco de dados para trazer os mesmos. <text:span text:style-name="T9">Estes dados são de encaminhamentos de processos administrativos desde o ano de 1997, sendo que entre 1997 e 2012 estes dados são de </text:span><text:soft-page-break/><text:span text:style-name="T9">importação do sistema legado, e a partir de 2012 são dados gerados pelo atual sistema.</text:span></text:p>
      <text:p text:style-name="P12"><text:span text:style-name="T11">Os dados do atual sistema, são muito mais confiáveis que os dados do sistema <text:s/>legado, por este motivo, desconsiderarei os dados do sistema legado.</text:span></text:p>
      <text:p text:style-name="P11"/>
      <text:p text:style-name="SBC_3a_caption"><text:span text:style-name="T10">Tabela 1. Dicionário de dad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Atributo</text:p>
          </table:table-cell>
          <table:table-cell table:style-name="Table1.A1" office:value-type="string">
            <text:p text:style-name="P8">Descrição</text:p>
          </table:table-cell>
          <table:table-cell table:style-name="Table1.A1" office:value-type="string">
            <text:p text:style-name="P8">Tipo de dado</text:p>
          </table:table-cell>
        </table:table-row>
        <table:table-row table:style-name="Table1.1">
          <table:table-cell table:style-name="Table1.A1" office:value-type="string">
            <text:p text:style-name="P9">nuAno</text:p>
          </table:table-cell>
          <table:table-cell table:style-name="Table1.A1" office:value-type="string">
            <text:p text:style-name="P9">Ano de criação do processo.</text:p>
          </table:table-cell>
          <table:table-cell table:style-name="Table1.A1" office:value-type="string">
            <text:p text:style-name="P9">Numérico</text:p>
          </table:table-cell>
        </table:table-row>
        <table:table-row table:style-name="Table1.1">
          <table:table-cell table:style-name="Table1.A1" office:value-type="string">
            <text:p text:style-name="P9">flTipoProcesso</text:p>
          </table:table-cell>
          <table:table-cell table:style-name="Table1.A1" office:value-type="string">
            <text:p text:style-name="P9">Tipo do processo. (L=Protocolo, F=Fisico, G=Protocolo Digital, C=Correspondência, D=Processo Digital)</text:p>
          </table:table-cell>
          <table:table-cell table:style-name="Table1.A1" office:value-type="string">
            <text:p text:style-name="P9">Categórico</text:p>
          </table:table-cell>
        </table:table-row>
        <table:table-row table:style-name="Table1.1">
          <table:table-cell table:style-name="Table1.A1" office:value-type="string">
            <text:p text:style-name="P9">nuTramite</text:p>
          </table:table-cell>
          <table:table-cell table:style-name="Table1.A1" office:value-type="string">
            <text:p text:style-name="P9">Número sequencial do encaminhamento.</text:p>
          </table:table-cell>
          <table:table-cell table:style-name="Table1.A1" office:value-type="string">
            <text:p text:style-name="P9">Numérico</text:p>
          </table:table-cell>
        </table:table-row>
        <table:table-row table:style-name="Table1.1">
          <table:table-cell table:style-name="Table1.A1" office:value-type="string">
            <text:p text:style-name="P9">cdTipoParecer</text:p>
          </table:table-cell>
          <table:table-cell table:style-name="Table1.A1" office:value-type="string">
            <text:p text:style-name="P9">Tipo do parecer (despacho, encaminhamento, decisão, arquivamento)</text:p>
          </table:table-cell>
          <table:table-cell table:style-name="Table1.A1" office:value-type="string">
            <text:p text:style-name="P9">Categórico</text:p>
          </table:table-cell>
        </table:table-row>
        <table:table-row table:style-name="Table1.1">
          <table:table-cell table:style-name="Table1.A1" office:value-type="string">
            <text:p text:style-name="P9">cdSetorGestao</text:p>
          </table:table-cell>
          <table:table-cell table:style-name="Table1.A1" office:value-type="string">
            <text:p text:style-name="P9">Setor gestão do processo.</text:p>
          </table:table-cell>
          <table:table-cell table:style-name="Table1.A1" office:value-type="string">
            <text:p text:style-name="P9">Categórico</text:p>
          </table:table-cell>
        </table:table-row>
        <table:table-row table:style-name="Table1.1">
          <table:table-cell table:style-name="Table1.A1" office:value-type="string">
            <text:p text:style-name="P9">cdSetorAbertura</text:p>
          </table:table-cell>
          <table:table-cell table:style-name="Table1.A1" office:value-type="string">
            <text:p text:style-name="P9">Setor de abertura do processo.</text:p>
          </table:table-cell>
          <table:table-cell table:style-name="Table1.A1" office:value-type="string">
            <text:p text:style-name="P9">Categórico</text:p>
          </table:table-cell>
        </table:table-row>
        <table:table-row table:style-name="Table1.1">
          <table:table-cell table:style-name="Table1.A1" office:value-type="string">
            <text:p text:style-name="P9">cdSetorAutuacao</text:p>
          </table:table-cell>
          <table:table-cell table:style-name="Table1.A1" office:value-type="string">
            <text:p text:style-name="P9">Setor de autuação do processo.</text:p>
          </table:table-cell>
          <table:table-cell table:style-name="Table1.A1" office:value-type="string">
            <text:p text:style-name="P9">Categórico</text:p>
          </table:table-cell>
        </table:table-row>
        <table:table-row table:style-name="Table1.1">
          <table:table-cell table:style-name="Table1.A1" office:value-type="string">
            <text:p text:style-name="P10">flSituacao</text:p>
          </table:table-cell>
          <table:table-cell table:style-name="Table1.A1" office:value-type="string">
            <text:p text:style-name="P10">Indica a situação do processo: em andamento (E), arquivado(A), reaberto (R) ou rearquivado (Q).</text:p>
          </table:table-cell>
          <table:table-cell table:style-name="Table1.A1" office:value-type="string">
            <text:p text:style-name="P10">Categórico</text:p>
          </table:table-cell>
        </table:table-row>
        <table:table-row table:style-name="Table1.1">
          <table:table-cell table:style-name="Table1.A1" office:value-type="string">
            <text:p text:style-name="P10">flResultado</text:p>
          </table:table-cell>
          <table:table-cell table:style-name="Table1.A1" office:value-type="string">
            <text:p text:style-name="P10">Indica o resultado do processo: Pendente (P), Aprovado (A), Reprovado (R).</text:p>
          </table:table-cell>
          <table:table-cell table:style-name="Table1.A1" office:value-type="string">
            <text:p text:style-name="P10">Categórico</text:p>
          </table:table-cell>
        </table:table-row>
        <table:table-row table:style-name="Table1.1">
          <table:table-cell table:style-name="Table1.A1" office:value-type="string">
            <text:p text:style-name="P10">flProcesso</text:p>
          </table:table-cell>
          <table:table-cell table:style-name="Table1.A1" office:value-type="string">
            <text:p text:style-name="P10">Indica se é um processo do SGA. (S=Sim=SGA, N=Não=LEGADO)</text:p>
          </table:table-cell>
          <table:table-cell table:style-name="Table1.A1" office:value-type="string">
            <text:p text:style-name="P10">Categórico</text:p>
          </table:table-cell>
        </table:table-row>
        <table:table-row table:style-name="Table1.1">
          <table:table-cell table:style-name="Table1.A1" office:value-type="string">
            <text:p text:style-name="P9">cdTipoProcesso</text:p>
          </table:table-cell>
          <table:table-cell table:style-name="Table1.A1" office:value-type="string">
            <text:p text:style-name="P9">Código do tipo de processo. (processo administrativo, processo jurídico, correspondência, etc)</text:p>
          </table:table-cell>
          <table:table-cell table:style-name="Table1.A1" office:value-type="string">
            <text:p text:style-name="P9">Categórico</text:p>
          </table:table-cell>
        </table:table-row>
        <table:table-row table:style-name="Table1.1">
          <table:table-cell table:style-name="Table1.A1" office:value-type="string">
            <text:p text:style-name="P10">flPermiteRecusa</text:p>
          </table:table-cell>
          <table:table-cell table:style-name="Table1.A1" office:value-type="string">
            <text:p text:style-name="P10">Indica se permite a recusa do processo (S-Sim, N-Nao)</text:p>
          </table:table-cell>
          <table:table-cell table:style-name="Table1.A1" office:value-type="string">
            <text:p text:style-name="P10">Categórico</text:p>
          </table:table-cell>
        </table:table-row>
        <table:table-row table:style-name="Table1.1">
          <table:table-cell table:style-name="Table1.A1" office:value-type="string">
            <text:p text:style-name="P9">DtEncaminha-<text:span text:style-name="T10">D</text:span>tRecebto</text:p>
          </table:table-cell>
          <table:table-cell table:style-name="Table1.A1" office:value-type="string">
            <text:p text:style-name="P9">Dias corridos entre o recebimento do processo e o encaminhamento.</text:p>
          </table:table-cell>
          <table:table-cell table:style-name="Table1.A1" office:value-type="string">
            <text:p text:style-name="P9">Numérico</text:p>
          </table:table-cell>
        </table:table-row>
        <table:table-row table:style-name="Table1.1">
          <table:table-cell table:style-name="Table1.A1" office:value-type="string">
            <text:p text:style-name="P9">cdSetorTramiAnterior</text:p>
          </table:table-cell>
          <table:table-cell table:style-name="Table1.A1" office:value-type="string">
            <text:p text:style-name="P9">Setor onde o processo estava antes de ser encaminhado.</text:p>
          </table:table-cell>
          <table:table-cell table:style-name="Table1.A1" office:value-type="string">
            <text:p text:style-name="P9">Categórico</text:p>
          </table:table-cell>
        </table:table-row>
        <table:table-row table:style-name="Table1.1">
          <table:table-cell table:style-name="Table1.A1" office:value-type="string">
            <text:p text:style-name="P9">cdSetorTrami</text:p>
          </table:table-cell>
          <table:table-cell table:style-name="Table1.A1" office:value-type="string">
            <text:p text:style-name="P9">Setor onde o processo foi encaminhado.</text:p>
          </table:table-cell>
          <table:table-cell table:style-name="Table1.A1" office:value-type="string">
            <text:p text:style-name="P9">Categórico</text:p>
          </table:table-cell>
        </table:table-row>
      </table:table>
      <text:p text:style-name="P13"/>
      <text:p text:style-name="P14">Para fazer uma avaliação mais criteriosa dos dados, eu usei o Libreoffice mesmo, pois são em torno de somente 380 mil registros, ficando assim a planilha bem leve de trabalhar.</text:p>
      <text:p text:style-name="P14">Como os dados são oriundos de um sistema somente, eles vieram quase todos preenchidos, com pouc<text:span text:style-name="T12">os </text:span>nul<text:span text:style-name="T12">os</text:span>, e todos vieram com seus tipos e formatados corretamente, <text:span text:style-name="T12">sendo assim não foi necessário um tratamento nos dados.</text:span></text:p>
      <text:p text:style-name="P15">Verifiquei também que os campos flSituação e flResultado, não refletem as situações no momento em que o processo foi encaminhado, e sim a situação atual do processo, <text:span text:style-name="T13">assim se tornam irrelevantes e os removi dos dados. E como o campo flProcesso indica se o processo é legado, e decidi anteriormente não utilizar os processos legados, também o removi dos dados.</text:span></text:p>
      <text:p text:style-name="P16">O atributo flPermiteRecusa estavam com todos os valores como ‘S’, portanto os removi também.</text:p>
      <text:h text:style-name="P4" text:outline-level="1"><text:soft-page-break/>Avaliação preliminar</text:h>
      <text:p text:style-name="P7"><text:span text:style-name="T14">Para fazer uma avaliação mais rápida, sem ser necessário codificar algo antes de decidir que métodos usar, eu usarei o Orange.</text:span></text:p>
      <text:p text:style-name="P7"><text:span text:style-name="T14"><text:tab/>O Orange é uma ferramenta visual de machine learning, entregando resultados sem a necessidade de codificar, muito fácil de usar e é opensource.</text:span></text:p>
      <text:p text:style-name="P17">Como a maioria dos dados são categóricos, vou utilizar dos <text:span text:style-name="T15">algorítimos</text:span> de <text:span text:style-name="T15">árvore de decisão, que no Orange são o “Tree” e o “Random Forest”, e o target é o cdSetorTrami.</text:span></text:p>
      <text:p text:style-name="P18">Carreguei os dados e rodei os algorítimos, nenhum deles funcionou, pois o target <text:span text:style-name="T16">tem muitos valores possíveis, 462 ao todo.</text:span></text:p>
      <text:p text:style-name="P18"><text:span text:style-name="T16">Como o setor anterior é o atributo mais importante, decidi então separar os dados por setor anterior</text:span> </text:p>
      <text:h text:style-name="SBC_3a_title_3a_1" text:outline-level="1"><text:span text:style-name="T8">Resultados</text:span></text:h>
      <text:p text:style-name="SBC_3a_paragraph_3a_first"><text:span text:style-name="T8">Resultados</text:span>.</text:p>
      <text:h text:style-name="SBC_3a_title_3a_2" text:outline-level="2">Subsections</text:h>
      <text:p text:style-name="SBC_3a_paragraph_3a_first">The subsection titles must be in boldface, 12pt, flush left.</text:p>
      <text:h text:style-name="P3" text:outline-level="1">Conclusões</text:h>
      <text:p text:style-name="P19"><text:span text:style-name="T8">Conclusões</text:span>. </text:p>
      <text:h text:style-name="SBC_3a_title_3a_1" text:outline-level="1">Images</text:h>
      <text:p text:style-name="SBC_3a_paragraph_3a_first"><text:span text:style-name="T8">Images</text:span>.</text:p>
      <text:h text:style-name="P3" text:outline-level="1">Referência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text:soft-page-break/>Knuth, D. E. (1984), The TeXbook, Addison Wesley, 15<text:span text:style-name="T1">th</text:span> edition.</text:p>
      <text:p text:style-name="SBC_3a_reference">Smith, A. and Jones, B. (1999). On the complexity of computing. In <text:span text:style-name="T3">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0-08-03T10:11:27.48</meta:creation-date>
    <dc:language>pt-BR</dc:language>
    <meta:editing-cycles>24</meta:editing-cycles>
    <meta:editing-duration>PT6H42M3S</meta:editing-duration>
    <dc:date>2018-12-03T17:48:25.005000000</dc:date>
    <meta:document-statistic meta:table-count="1" meta:image-count="0" meta:object-count="0" meta:page-count="4" meta:paragraph-count="94" meta:word-count="1047" meta:character-count="6891" meta:non-whitespace-character-count="5934"/>
    <meta:user-defined meta:name="Info 1"/>
    <meta:user-defined meta:name="Info 2"/>
    <meta:user-defined meta:name="Info 3"/>
    <meta:user-defined meta:name="Info 4"/>
  </office:meta>
</office:document-meta>
</file>